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NOP_impl, &#9;// 0x84" calcext:value-type="string">
            <text:p>do_NOP_impl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NOP_impl, &#9;// 0x86" calcext:value-type="string">
            <text:p>do_NOP_impl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NOP_impl, &#9;// 0x88" calcext:value-type="string">
            <text:p>do_NOP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NOP_impl, &#9;// 0x8C" calcext:value-type="string">
            <text:p>do_NOP_impl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NOP_impl, &#9;// 0x8E" calcext:value-type="string">
            <text:p>do_NOP_impl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NOP_impl, &#9;// 0xA0" calcext:value-type="string">
            <text:p>do_NOP_impl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NOP_impl, &#9;// 0xA2" calcext:value-type="string">
            <text:p>do_NOP_impl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NOP_impl, &#9;// 0xC9" calcext:value-type="string">
            <text:p>do_NOP_impl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NOP_impl, &#9;// 0xCA" calcext:value-type="string">
            <text:p>do_NOP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NOP_impl, &#9;// 0xD0" calcext:value-type="string">
            <text:p>do_NOP_imp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NOP_impl, &#9;// 0xE0" calcext:value-type="string">
            <text:p>do_NOP_impl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23:03:46.0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9-04T23:06:10.223000000</dc:date>
    <meta:editing-duration>PT5H50M50S</meta:editing-duration>
    <meta:editing-cycles>15</meta:editing-cycles>
    <meta:generator>LibreOffice/7.5.4.2$Windows_X86_64 LibreOffice_project/36ccfdc35048b057fd9854c757a8b67ec53977b6</meta:generator>
    <meta:document-statistic meta:table-count="2" meta:cell-count="843" meta:object-count="0"/>
  </office:meta>
</office:document-meta>
</file>